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WebSocketMessageBrokerConfiguration.configureClientOutboundChannel( ChannelRegistration regist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WebSocketMessageBrokerConfiguration.configureWebSocketTransport( WebSocketTransportRegistration regist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WebSocketMessageBrokerConfiguration.setConfigurers( List &lt; WebSocketMessageBrokerConfigurer &gt; configur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WebSocketMessageBrokerConfiguration.configureClientInboundChannel( ChannelRegistration regist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WebSocketMessageBrokerConfiguration.addReturnValueHandlers( List &lt; HandlerMethodReturnValueHandler &gt; returnValueHandl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WebSocketMessageBrokerConfiguration.addArgumentResolvers( List &lt; HandlerMethodArgumentResolver &gt; argumentResolv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WebSocketMessageBrokerConfiguration.configureMessageConverters( List &lt; MessageConverter &gt; messageConver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legatingWebSocketMessageBrokerConfiguration.configureMessageBroker( MessageBrokerRegistry regis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WebSocketMessageBrokerConfiguration.registerStompEndpoints( StompEndpointRegistry regis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